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ev_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data_rate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8E8E8E8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7E7E7E7E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7E7E7E7E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7E7E7E7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7E7E7E7E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7E7E7E7E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7E7E7E7E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8E8E8E8E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8E8E8E8E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8E8E8E8E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8E8E8E8E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8E8E8E8E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8E8E8E8E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E9E9E9E9E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22:52.591771988</meta:creation-date>
    <dc:date>2018-04-17T21:41:32.670640859</dc:date>
    <meta:editing-duration>PT57M57S</meta:editing-duration>
    <meta:editing-cycles>6</meta:editing-cycles>
    <meta:generator>LibreOffice/5.1.6.2$Linux_X86_64 LibreOffice_project/10m0$Build-2</meta:generator>
    <meta:document-statistic meta:table-count="1" meta:cell-count="75" meta:object-count="0"/>
  </office:meta>
</office:document-meta>
</file>